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style="normal" style:font-style-asian="normal" style:font-style-complex="normal"/>
    </style:style>
    <style:style style:name="P3" style:family="paragraph" style:parent-style-name="Standard">
      <style:text-properties style:font-name="Liberation Sans" fo:font-style="normal" style:text-underline-style="none" style:font-style-asian="normal" style:font-style-complex="normal"/>
    </style:style>
    <style:style style:name="P4" style:family="paragraph" style:parent-style-name="Standard">
      <style:text-properties style:font-name="Liberation Sans" style:text-underline-style="solid" style:text-underline-width="auto" style:text-underline-color="font-color"/>
    </style:style>
    <style:style style:name="P5" style:family="paragraph" style:parent-style-name="Standard">
      <style:text-properties style:font-name="Liberation Sans" fo:font-size="10.5pt" style:font-size-asian="10.5pt" style:font-size-complex="10.5pt"/>
    </style:style>
    <style:style style:name="P6" style:family="paragraph" style:parent-style-name="Standard">
      <style:text-properties style:font-name="Liberation Sans" style:text-underline-style="none"/>
    </style:style>
    <style:style style:name="P7" style:family="paragraph" style:parent-style-name="Standard" style:list-style-name="L1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L2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2">
      <style:text-properties style:font-name="Liberation Sans" fo:font-weight="bold" style:font-weight-asian="bold" style:font-weight-complex="bold"/>
    </style:style>
    <style:style style:name="P10" style:family="paragraph" style:parent-style-name="Standard" style:list-style-name="L5">
      <style:text-properties style:font-name="Liberation Sans" fo:font-weight="bold" style:font-weight-asian="bold" style:font-weight-complex="bold"/>
    </style:style>
    <style:style style:name="P11" style:family="paragraph" style:parent-style-name="Standard" style:list-style-name="L4">
      <style:text-properties style:font-name="Liberation Sans" style:text-underline-style="none"/>
    </style:style>
    <style:style style:name="P12" style:family="paragraph" style:parent-style-name="Standard" style:list-style-name="L6">
      <style:text-properties style:font-name="Liberation Sans"/>
    </style:style>
    <style:style style:name="P13" style:family="paragraph" style:parent-style-name="Standard" style:list-style-name="L7">
      <style:text-properties style:font-name="Liberation Sans"/>
    </style:style>
    <style:style style:name="P14" style:family="paragraph" style:parent-style-name="Standard" style:list-style-name="L8">
      <style:text-properties style:font-name="Liberation Sans"/>
    </style:style>
    <style:style style:name="P15" style:family="paragraph" style:parent-style-name="Standard" style:list-style-name="L9">
      <style:text-properties style:font-name="Liberation Sans"/>
    </style:style>
    <style:style style:name="P16" style:family="paragraph" style:parent-style-name="Standard" style:list-style-name="L10">
      <style:text-properties style:font-name="Liberation Sans"/>
    </style:style>
    <style:style style:name="P17" style:family="paragraph" style:parent-style-name="Standard" style:list-style-name="L3">
      <style:paragraph-properties fo:margin-left="0.9846in" fo:margin-right="0in" fo:text-indent="-0.25in" style:auto-text-indent="false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ta/Modificacion datos personales de Vendedores</text:p>
      <text:p text:style-name="P1"/>
      <text:p text:style-name="P2">Los vendedores tienen un numero de identificacion, que se usaria tambien para acceder a la info personal. De la misma forma podria usarse el nombre y apellido para ver los datos personales del vendedor.</text:p>
      <text:p text:style-name="P2">Sus datos personales:</text:p>
      <text:list xml:id="list1402882305" text:style-name="L1">
        <text:list-item>
          <text:p text:style-name="P7">Numero de Credencial</text:p>
        </text:list-item>
      </text:list>
      <text:list xml:id="list491437920" text:style-name="L2">
        <text:list-item>
          <text:p text:style-name="P8"><text:bookmark-start text:name="DDE_LINK"/>Como te enteraste de la existencia de HBA?</text:p>
        </text:list-item>
      </text:list>
      <text:list xml:id="list1211310326" text:style-name="L3">
        <text:list-item>
          <text:p text:style-name="P17">Otro vendedor/en la calle/alguien te conto</text:p>
        </text:list-item>
        <text:list-item>
          <text:p text:style-name="P17">Por una organización para sin techo</text:p>
        </text:list-item>
        <text:list-item>
          <text:p text:style-name="P17">Por diario/TV/radio</text:p>
        </text:list-item>
        <text:list-item>
          <text:p text:style-name="P17">En algun comedor comunitario</text:p>
        </text:list-item>
        <text:list-item>
          <text:p text:style-name="P17">Otro: ….<text:bookmark-end text:name="DDE_LINK"/></text:p>
        </text:list-item>
      </text:list>
      <text:list xml:id="list999376711" text:continue-list="list491437920" text:style-name="L2">
        <text:list-item>
          <text:p text:style-name="P9">Nombre y Apellido</text:p>
        </text:list-item>
        <text:list-item>
          <text:p text:style-name="P9">Sexo (M/F)</text:p>
        </text:list-item>
        <text:list-item>
          <text:p text:style-name="P8">Lugar de Nacimiento (Provincia/Pais) Si es en otro pais o provincia, indicar hace cuanto tiempo esta en Buenos Aires.</text:p>
        </text:list-item>
        <text:list-item>
          <text:p text:style-name="P8">Fecha de Nacimiento</text:p>
        </text:list-item>
        <text:list-item>
          <text:p text:style-name="P8"><text:bookmark-start text:name="DDE_LINK1"/>Estas en la calle? Si/No<text:bookmark-end text:name="DDE_LINK1"/></text:p>
        </text:list-item>
        <text:list-item>
          <text:p text:style-name="P8"><text:bookmark-start text:name="DDE_LINK2"/>Hace cuanto tiempo que estas en la calle? (Semanas/Meses/Anos)<text:bookmark-end text:name="DDE_LINK2"/></text:p>
        </text:list-item>
        <text:list-item>
          <text:p text:style-name="P8"><text:bookmark-start text:name="DDE_LINK3"/>Donde estas viviendo ahora? (En la calle/Pension-Hotel/Casa de amigos/Hogar/Casa ocupada/Otra)<text:bookmark-end text:name="DDE_LINK3"/></text:p>
        </text:list-item>
        <text:list-item>
          <text:p text:style-name="P8"><text:bookmark-start text:name="DDE_LINK4"/>Tenes alguna necesidad urgente? (Problemas legales, problemas de salud, Necesidad de Apoyo Terapeutico, Problemas de Documentacion)<text:bookmark-end text:name="DDE_LINK4"/></text:p>
        </text:list-item>
        <text:list-item>
          <text:p text:style-name="P8"><text:bookmark-start text:name="DDE_LINK5"/>Telefono</text:p>
        </text:list-item>
        <text:list-item>
          <text:p text:style-name="P8">Direccion<text:bookmark-end text:name="DDE_LINK5"/></text:p>
        </text:list-item>
        <text:list-item>
          <text:p text:style-name="P8">Nombre de la Persona del equipo de HBA que realizo la inscripcion</text:p>
        </text:list-item>
        <text:list-item>
          <text:p text:style-name="P8">Fecha</text:p>
        </text:list-item>
        <text:list-item>
          <text:p text:style-name="P8">Puntos de venta inicial</text:p>
        </text:list-item>
        <text:list-item>
          <text:p text:style-name="P8">Puntos de venta alternativos</text:p>
        </text:list-item>
        <text:list-item>
          <text:p text:style-name="P8"><text:bookmark-start text:name="DDE_LINK6"/>Taller que realizo/realiza/realizaria si estuviera<text:bookmark-end text:name="DDE_LINK6"/></text:p>
        </text:list-item>
      </text:list>
      <text:p text:style-name="P1"/>
      <text:p text:style-name="P4">Distribucion</text:p>
      <text:p text:style-name="P4"/>
      <text:p text:style-name="P6">Es la seccion donde se indica la cantidad de revistas que compra un vendedor, y donde se llevan las cuentas de pagos y deudas. Tambien sirve para llevar registro del stock de las revistas.</text:p>
      <text:p text:style-name="P6">Al momento de distribuir la revista a los vendedores, se indicara que numero de revista esta comprando, que por defecto seria la ultima.</text:p>
      <text:p text:style-name="P6"/>
      <text:p text:style-name="P6">Promociones:</text:p>
      <text:p text:style-name="P6"/>
      <text:list xml:id="list1413448842" text:style-name="L4">
        <text:list-item>
          <text:p text:style-name="P11">50 % (10 &gt; 5+ , 20 &gt; 10+ )</text:p>
        </text:list-item>
        <text:list-item>
          <text:p text:style-name="P11">5 primeros del dia, 5 gratis </text:p>
        </text:list-item>
        <text:list-item>
          <text:p text:style-name="P11">2x1 </text:p>
        </text:list-item>
        <text:list-item>
          <text:p text:style-name="P11">Pack </text:p>
        </text:list-item>
        <text:list-item>
          <text:p text:style-name="P11">Cumpleanos </text:p>
        </text:list-item>
        <text:list-item>
          <text:p text:style-name="P11">No Vendida</text:p>
        </text:list-item>
      </text:list>
      <text:p text:style-name="P3"/>
      <text:p text:style-name="P3">Seccion Stock: habra una seccion para controlar el stock de cada numero, donde se ingresaran las cantidades de ejemplares nuevos (indicando su numero de revista).</text:p>
      <text:p text:style-name="P1"><text:soft-page-break/></text:p>
      <text:p text:style-name="P5">Nota: del precio actual de la revista <text:span text:style-name="T1">(un valor unico) </text:span><text:span text:style-name="T2">y la cantidad de revistas que compre, se desprenderan los costos totales que se le acreditaran al vendedor, es decir que paga.</text:span></text:p>
      <text:p text:style-name="P1"/>
      <text:p text:style-name="P4">Servicios Sociales</text:p>
      <text:p text:style-name="P1"/>
      <text:p text:style-name="P1">Los servicios sociales que utilicen los vendedores quedaran registrados en esta seccion. La idea es poder seleccionar un rubro y luego especificar la actividad. Debe haber ademas un espacio que permita escribir comentarios.</text:p>
      <text:p text:style-name="P1">Por lo tanto cada registro de uso de un servicio social por parte de un vendedor, indicara:</text:p>
      <text:list xml:id="list1474279972" text:style-name="L5">
        <text:list-item>
          <text:p text:style-name="P10">Fecha de Uso</text:p>
        </text:list-item>
        <text:list-item>
          <text:p text:style-name="P10">Rubro y Actividad</text:p>
        </text:list-item>
        <text:list-item>
          <text:p text:style-name="P10">Comentarios (opcional)</text:p>
        </text:list-item>
      </text:list>
      <text:p text:style-name="P1"/>
      <text:p text:style-name="P1">Los Rubros y Actividades son los siguientes:</text:p>
      <text:p text:style-name="P1"/>
      <text:list xml:id="list430340668" text:style-name="L6">
        <text:list-item>
          <text:p text:style-name="P12">Participacion en talleres propios</text:p>
        </text:list-item>
      </text:list>
      <text:list xml:id="list54624543" text:style-name="L7">
        <text:list-item>
          <text:p text:style-name="P13">Talleres formativos</text:p>
        </text:list-item>
        <text:list-item>
          <text:p text:style-name="P13">Ciudadania, DDHH, derechos laborales, etc.</text:p>
        </text:list-item>
        <text:list-item>
          <text:p text:style-name="P13">Prevencion, primeros auxilios</text:p>
        </text:list-item>
        <text:list-item>
          <text:p text:style-name="P13">Otros<text:line-break/></text:p>
        </text:list-item>
      </text:list>
      <text:list xml:id="list1959862121" text:continue-list="list430340668" text:style-name="L6">
        <text:list-item>
          <text:p text:style-name="P12">Participacion en talleres formativos en otras organizaciones<text:line-break/></text:p>
        </text:list-item>
        <text:list-item>
          <text:p text:style-name="P12">Problemas legales / Consultorio Juridico<text:line-break/></text:p>
        </text:list-item>
        <text:list-item>
          <text:p text:style-name="P12">Derivaciones por tramites</text:p>
        </text:list-item>
      </text:list>
      <text:list xml:id="list1588499457" text:style-name="L8">
        <text:list-item>
          <text:p text:style-name="P14">DNI</text:p>
        </text:list-item>
        <text:list-item>
          <text:p text:style-name="P14">Partidas de nacimiento</text:p>
        </text:list-item>
        <text:list-item>
          <text:p text:style-name="P14">Pasaporte</text:p>
        </text:list-item>
        <text:list-item>
          <text:p text:style-name="P14">Pensiones y subsidios oficiales<text:line-break/></text:p>
        </text:list-item>
      </text:list>
      <text:list xml:id="list1925108717" text:continue-list="list1959862121" text:style-name="L6">
        <text:list-item>
          <text:p text:style-name="P12">Derivaciones al sistema de salud<text:line-break/></text:p>
        </text:list-item>
        <text:list-item>
          <text:p text:style-name="P12">Formacion</text:p>
        </text:list-item>
      </text:list>
      <text:list xml:id="list1270126217" text:style-name="L9">
        <text:list-item>
          <text:p text:style-name="P15">Cursos de formacion profesional</text:p>
        </text:list-item>
        <text:list-item>
          <text:p text:style-name="P15">Becas de estudio<text:line-break/></text:p>
        </text:list-item>
      </text:list>
      <text:list xml:id="list290060577" text:continue-list="list1925108717" text:style-name="L6">
        <text:list-item>
          <text:p text:style-name="P12">Servicios generales</text:p>
        </text:list-item>
      </text:list>
      <text:list xml:id="list697622539" text:style-name="L10">
        <text:list-item>
          <text:p text:style-name="P16">Ducha</text:p>
        </text:list-item>
        <text:list-item>
          <text:p text:style-name="P16">Ropero</text:p>
        </text:list-item>
        <text:list-item>
          <text:p text:style-name="P16">Biblioteca</text:p>
        </text:list-item>
        <text:list-item>
          <text:p text:style-name="P16">Otr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7T12:41:56</meta:creation-date>
    <dc:date>2009-10-21T18:07:44</dc:date>
    <meta:editing-duration>PT02H08M51S</meta:editing-duration>
    <meta:editing-cycles>96</meta:editing-cycles>
    <meta:generator>OpenOffice.org/3.1$Unix OpenOffice.org_project/310m11$Build-9399</meta:generator>
    <meta:document-statistic meta:table-count="0" meta:image-count="0" meta:object-count="0" meta:page-count="2" meta:paragraph-count="65" meta:word-count="483" meta:character-count="2869"/>
  </office:meta>
</office:document-meta>
</file>